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2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solid" draw:fill-color="#c1f47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fccdb2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gr9" style:family="graphic" style:parent-style-name="standard">
      <style:graphic-properties svg:stroke-color="#000000" draw:fill="solid" draw:fill-color="#00b8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family="Calibri" style:font-family-generic="swiss" style:font-pitch="variable" fo:font-size="18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Calibri" style:font-family-generic="swiss" style:font-pitch="variable" fo:font-size="18pt" style:font-size-asian="18pt" style:font-size-complex="18pt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Calibri" style:font-family-generic="swiss" style:font-pitch="variable" fo:font-size="18pt" style:font-size-asian="18pt" style:font-size-complex="18pt"/>
    </style:style>
    <style:style style:name="T2" style:family="text">
      <style:text-properties fo:font-family="Calibri" style:font-family-generic="swiss" style:font-pitch="variable" fo:font-size="9pt" style:font-size-asian="9pt" style:font-size-complex="9pt"/>
    </style:style>
    <style:style style:name="T3" style:family="text">
      <style:text-properties fo:font-family="Calibri" style:font-family-generic="swiss" style:font-pitch="variable" fo:font-size="12pt" style:font-size-asian="12pt" style:font-size-complex="12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4.25cm" svg:y1="2.7cm" svg:x2="4.25cm" svg:y2="4.3cm" draw:start-shape="id1" draw:start-glue-point="2" draw:end-shape="id2" draw:end-glue-point="4" svg:d="m4250 2700v1600">
          <text:p/>
        </draw:connector>
        <draw:frame draw:style-name="gr2" draw:text-style-name="P2" draw:layer="layout" svg:width="1.7cm" svg:height="1.026cm" svg:x="8.975cm" svg:y="6.274cm">
          <draw:text-box>
            <text:p><text:span text:style-name="T1">ja</text:span></text:p>
          </draw:text-box>
        </draw:frame>
        <draw:frame draw:style-name="gr2" draw:text-style-name="P2" draw:layer="layout" svg:width="2.1cm" svg:height="1.026cm" svg:x="5.175cm" svg:y="6.649cm">
          <draw:text-box>
            <text:p><text:span text:style-name="T1">nein</text:span></text:p>
          </draw:text-box>
        </draw:frame>
        <draw:custom-shape draw:style-name="gr3" draw:text-style-name="P3" xml:id="id1" draw:id="id1" draw:layer="layout" svg:width="8.3cm" svg:height="2.335cm" svg:x="0.1cm" svg:y="0.365cm">
          <text:p text:style-name="P1"><text:span text:style-name="T1">Aktualisiere:</text:span></text:p>
          <text:p text:style-name="P1"><text:span text:style-name="T1">vertexDel(v,re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8" draw:id="id8" draw:layer="layout" svg:width="7.7cm" svg:height="2.225cm" svg:x="0.375cm" svg:y="11.975cm">
          <text:p text:style-name="P1"><text:span text:style-name="T1">Lege in O':</text:span></text:p>
          <text:p text:style-name="P1"><text:span text:style-name="T1">vertexDel(v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5" draw:id="id5" draw:layer="layout" svg:width="8.2cm" svg:height="5.2cm" svg:x="0.175cm" svg:y="4.7cm">
          <text:p text:style-name="P1"><text:span text:style-name="T2"/></text:p>
          <text:p text:style-name="P1"><text:span text:style-name="T1">name(v) nicht in T?</text:span></text:p>
          <text:p text:style-name="P1"><text:span text:style-name="T1">v nicht hinzugefügt?</text:span></text:p>
          <text:p text:style-name="P1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xml:id="id3" draw:id="id3" draw:layer="layout" svg:width="4.4cm" svg:height="3.8cm" svg:x="21.175cm" svg:y="5.4cm">
          <text:p text:style-name="P1"><text:span text:style-name="T1">v verschobe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xml:id="id4" draw:id="id4" draw:layer="layout" svg:width="6.8cm" svg:height="2.235cm" svg:x="20cm" svg:y="11.965cm">
          <draw:glue-point draw:id="4" svg:x="2.195cm" svg:y="-4.847cm"/>
          <draw:glue-point draw:id="5" svg:x="-2.195cm" svg:y="-4.847cm"/>
          <text:p text:style-name="P1"><text:span text:style-name="T1">Feh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23.375cm" svg:y1="9.2cm" svg:x2="23.4cm" svg:y2="11.965cm" draw:start-shape="id3" draw:end-shape="id4" draw:end-glue-point="0" svg:d="m23375 9200v1383h25v1382">
          <text:p/>
        </draw:connector>
        <draw:custom-shape draw:style-name="gr5" draw:text-style-name="P3" xml:id="id6" draw:id="id6" draw:layer="layout" svg:width="4.4cm" svg:height="3.8cm" svg:x="11.975cm" svg:y="5.4cm">
          <text:p text:style-name="P1"><text:span text:style-name="T1">v gelösch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8.375cm" svg:y1="7.3cm" svg:x2="11.975cm" svg:y2="7.3cm" draw:start-shape="id5" draw:start-glue-point="7" draw:end-shape="id6" svg:d="m8375 7300h3600">
          <text:p/>
        </draw:connector>
        <draw:connector draw:style-name="gr1" draw:text-style-name="P1" draw:layer="layout" draw:type="line" svg:x1="14.175cm" svg:y1="9.2cm" svg:x2="14.2cm" svg:y2="11.2cm" draw:start-shape="id6" draw:start-glue-point="2" draw:end-shape="id7" svg:d="m14175 9200 25 2000">
          <text:p/>
        </draw:connector>
        <draw:connector draw:style-name="gr1" draw:text-style-name="P1" draw:layer="layout" svg:x1="16.375cm" svg:y1="7.3cm" svg:x2="21.175cm" svg:y2="7.3cm" draw:start-shape="id6" draw:start-glue-point="7" draw:end-shape="id3" svg:d="m16375 7300h4800">
          <text:p/>
        </draw:connector>
        <draw:connector draw:style-name="gr1" draw:text-style-name="P1" draw:layer="layout" draw:type="line" svg:x1="4.275cm" svg:y1="9.9cm" svg:x2="4.225cm" svg:y2="11.975cm" draw:start-shape="id5" draw:end-shape="id8" draw:end-glue-point="0" svg:d="m4275 9900-50 2075">
          <text:p/>
        </draw:connector>
        <draw:connector draw:style-name="gr7" draw:text-style-name="P1" draw:layer="layout" svg:x1="23.375cm" svg:y1="5.4cm" svg:x2="23.387cm" svg:y2="2.7cm" draw:start-shape="id3" draw:start-glue-point="0" draw:end-shape="id9" draw:end-glue-point="2" svg:d="m23375 5400v-1349h12v-1351">
          <text:p/>
        </draw:connector>
        <draw:frame draw:style-name="gr2" draw:text-style-name="P2" draw:layer="layout" svg:width="2.1cm" svg:height="1.026cm" svg:x="17.275cm" svg:y="6.3cm">
          <draw:text-box>
            <text:p><text:span text:style-name="T1">nein</text:span></text:p>
          </draw:text-box>
        </draw:frame>
        <draw:frame draw:style-name="gr2" draw:text-style-name="P2" draw:layer="layout" svg:width="2.1cm" svg:height="1.026cm" svg:x="23.375cm" svg:y="9.9cm">
          <draw:text-box>
            <text:p><text:span text:style-name="T1">nein</text:span></text:p>
          </draw:text-box>
        </draw:frame>
        <draw:frame draw:style-name="gr2" draw:text-style-name="P2" draw:layer="layout" svg:width="1.7cm" svg:height="1.026cm" svg:x="23.375cm" svg:y="3.474cm">
          <draw:text-box>
            <text:p><text:span text:style-name="T1">ja</text:span></text:p>
          </draw:text-box>
        </draw:frame>
        <draw:frame draw:style-name="gr8" draw:text-style-name="P2" draw:layer="layout" svg:width="1.7cm" svg:height="1.026cm" svg:x="4.275cm" svg:y="9.974cm">
          <draw:text-box>
            <text:p><text:span text:style-name="T1">nein</text:span></text:p>
          </draw:text-box>
        </draw:frame>
        <draw:frame draw:style-name="gr2" draw:text-style-name="P2" draw:layer="layout" svg:width="1.7cm" svg:height="1.026cm" svg:x="14.175cm" svg:y="9.974cm">
          <draw:text-box>
            <text:p><text:span text:style-name="T1">ja</text:span></text:p>
          </draw:text-box>
        </draw:frame>
        <draw:custom-shape draw:style-name="gr5" draw:text-style-name="P3" xml:id="id9" draw:id="id9" draw:layer="layout" svg:width="7.025cm" svg:height="2.3cm" svg:x="19.875cm" svg:y="0.4cm">
          <text:p text:style-name="P1"><text:span text:style-name="T1">v = verschobenes 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9.875cm" svg:y1="1.55cm" svg:x2="8.4cm" svg:y2="1.532cm" draw:start-shape="id9" draw:start-glue-point="3" draw:end-shape="id1" draw:end-glue-point="1" svg:d="m19875 1550h-5738v-18h-5737">
          <text:p/>
        </draw:connector>
        <draw:custom-shape draw:style-name="gr5" draw:text-style-name="P3" xml:id="id7" draw:id="id7" draw:layer="layout" svg:width="4.4cm" svg:height="3.8cm" svg:x="12cm" svg:y="11.2cm">
          <text:p text:style-name="P1"><text:span text:style-name="T1">rec = tru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11" draw:id="id11" draw:layer="layout" svg:width="7.5cm" svg:height="2.225cm" svg:x="15cm" svg:y="15.875cm">
          <text:p text:style-name="P1"><text:span text:style-name="T1">Vertex bereits gelöscht.</text:span></text:p>
          <text:p text:style-name="P1"><text:span text:style-name="T1">Nichts zu tun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0" draw:id="id10" draw:layer="layout" svg:width="8.2cm" svg:height="2.3cm" svg:x="5.3cm" svg:y="15.9cm">
          <draw:glue-point draw:id="4" svg:x="-2.3cm" svg:y="-5cm"/>
          <draw:glue-point draw:id="5" svg:x="2.4cm" svg:y="-5cm"/>
          <text:p text:style-name="P4"><text:span text:style-name="T1">für alle Kinder c von v:</text:span></text:p>
          <text:p text:style-name="P1"><text:span text:style-name="T1"><text:s text:c="3"/></text:span><text:span text:style-name="T1">aktualisiere vertexDel(c,tru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12cm" svg:y1="13.1cm" svg:x2="9.4cm" svg:y2="15.9cm" draw:start-shape="id7" draw:start-glue-point="5" draw:end-shape="id10" svg:d="m12000 13100h-2600v2800">
          <text:p/>
        </draw:connector>
        <draw:connector draw:style-name="gr1" draw:text-style-name="P1" draw:layer="layout" svg:x1="16.4cm" svg:y1="13.1cm" svg:x2="18.75cm" svg:y2="15.875cm" draw:start-shape="id7" draw:start-glue-point="7" draw:end-shape="id11" svg:d="m16400 13100h2350v2775">
          <text:p/>
        </draw:connector>
        <draw:frame draw:style-name="gr2" draw:text-style-name="P2" draw:layer="layout" svg:width="1.7cm" svg:height="1.026cm" svg:x="10.4cm" svg:y="12.1cm">
          <draw:text-box>
            <text:p><text:span text:style-name="T1">ja</text:span></text:p>
          </draw:text-box>
        </draw:frame>
        <draw:frame draw:style-name="gr2" draw:text-style-name="P2" draw:layer="layout" svg:width="2.1cm" svg:height="1.026cm" svg:x="16.6cm" svg:y="12.1cm">
          <draw:text-box>
            <text:p><text:span text:style-name="T1">nein</text:span></text:p>
          </draw:text-box>
        </draw:frame>
        <draw:custom-shape draw:style-name="gr9" draw:text-style-name="P6" xml:id="id2" draw:id="id2" draw:layer="layout" svg:width="1.5cm" svg:height="1.5cm" svg:x="3.5cm" svg:y="4.3cm">
          <text:p><text:span text:style-name="T4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68cm" fo:margin-left="0cm" fo:margin-right="0cm" fo:page-width="27cm" fo:page-height="1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 Lucas</meta:initial-creator>
    <meta:creation-date>2012-10-12T15:30:10.49</meta:creation-date>
    <dc:date>2012-10-18T19:29:52.83</dc:date>
    <dc:creator>Philipp Lucas</dc:creator>
    <meta:editing-duration>PT6H46M49S</meta:editing-duration>
    <meta:editing-cycles>17</meta:editing-cycles>
    <meta:generator>OpenOffice.org/3.4$Win32 OpenOffice.org_project/340m1$Build-9590</meta:generator>
    <meta:document-statistic meta:object-count="30"/>
  </office:meta>
</office:document-meta>
</file>